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d52e3" officeooo:paragraph-rsid="001d52e3"/>
    </style:style>
    <style:style style:name="T1" style:family="text">
      <style:text-properties officeooo:rsid="001d52e3"/>
    </style:style>
    <style:style style:name="T2" style:family="text">
      <style:text-properties fo:font-style="italic" style:font-style-asian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erts<text:note text:id="ftn0" text:note-class="footnote"><text:note-citation>1</text:note-citation><text:note-body><text:p text:style-name="Footnote"><text:reference-mark-start text:name="ZOTERO_ITEM CSL_CITATION {&quot;citationID&quot;:&quot;fj91QZm0&quot;,&quot;properties&quot;:{&quot;formattedCitation&quot;:&quot;Aerts 2007a, 54.&quot;,&quot;plainCitation&quot;:&quot;Aerts 2007a, 54.&quot;,&quot;noteIndex&quot;:1},&quot;citationItems&quot;:[{&quot;id&quot;:11,&quot;uris&quot;:[&quot;http://zotero.org/users/local/z4cOsH8Y/items/B4ERQ95G&quot;],&quot;itemData&quot;:{&quot;id&quot;:11,&quot;type&quot;:&quot;article-journal&quot;,&quot;container-title&quot;:&quot;Zeitschrift der Gesellschaft für Musiktheorie&quot;,&quot;DOI&quot;:&quot;https://doi.org/10.31751/250&quot;,&quot;issue&quot;:&quot;1-2&quot;,&quot;journalAbbreviation&quot;:&quot;ZGMTH&quot;,&quot;language&quot;:&quot;deutsch&quot;,&quot;page&quot;:&quot;143-158&quot;,&quot;title&quot;:&quot;›Modell‹ und ›Topos‹ in der deutschsprachigen Musiktheorie seit Riemann&quot;,&quot;volume&quot;:&quot;4&quot;,&quot;author&quot;:[{&quot;family&quot;:&quot;Aerts&quot;,&quot;given&quot;:&quot;Hans&quot;}],&quot;issued&quot;:{&quot;date-parts&quot;:[[&quot;2007&quot;]]}},&quot;locator&quot;:&quot;54&quot;}],&quot;schema&quot;:&quot;https://github.com/citation-style-language/schema/raw/master/csl-citation.json&quot;} RNDqaH5gHsclC"/>Aerts 2007a, 54.<text:reference-mark-end text:name="ZOTERO_ITEM CSL_CITATION {&quot;citationID&quot;:&quot;fj91QZm0&quot;,&quot;properties&quot;:{&quot;formattedCitation&quot;:&quot;Aerts 2007a, 54.&quot;,&quot;plainCitation&quot;:&quot;Aerts 2007a, 54.&quot;,&quot;noteIndex&quot;:1},&quot;citationItems&quot;:[{&quot;id&quot;:11,&quot;uris&quot;:[&quot;http://zotero.org/users/local/z4cOsH8Y/items/B4ERQ95G&quot;],&quot;itemData&quot;:{&quot;id&quot;:11,&quot;type&quot;:&quot;article-journal&quot;,&quot;container-title&quot;:&quot;Zeitschrift der Gesellschaft für Musiktheorie&quot;,&quot;DOI&quot;:&quot;https://doi.org/10.31751/250&quot;,&quot;issue&quot;:&quot;1-2&quot;,&quot;journalAbbreviation&quot;:&quot;ZGMTH&quot;,&quot;language&quot;:&quot;deutsch&quot;,&quot;page&quot;:&quot;143-158&quot;,&quot;title&quot;:&quot;›Modell‹ und ›Topos‹ in der deutschsprachigen Musiktheorie seit Riemann&quot;,&quot;volume&quot;:&quot;4&quot;,&quot;author&quot;:[{&quot;family&quot;:&quot;Aerts&quot;,&quot;given&quot;:&quot;Hans&quot;}],&quot;issued&quot;:{&quot;date-parts&quot;:[[&quot;2007&quot;]]}},&quot;locator&quot;:&quot;54&quot;}],&quot;schema&quot;:&quot;https://github.com/citation-style-language/schema/raw/master/csl-citation.json&quot;} RNDqaH5gHsclC"/></text:p></text:note-body></text:note>, und nochmal Aerts<text:note text:id="ftn1" text:note-class="footnote"><text:note-citation>2</text:note-citation><text:note-body><text:p text:style-name="Footnote"><text:reference-mark-start text:name="ZOTERO_ITEM CSL_CITATION {&quot;citationID&quot;:&quot;WUfGt3De&quot;,&quot;properties&quot;:{&quot;formattedCitation&quot;:&quot;Ebd., 78.&quot;,&quot;plainCitation&quot;:&quot;Ebd., 78.&quot;,&quot;noteIndex&quot;:2},&quot;citationItems&quot;:[{&quot;id&quot;:11,&quot;uris&quot;:[&quot;http://zotero.org/users/local/z4cOsH8Y/items/B4ERQ95G&quot;],&quot;itemData&quot;:{&quot;id&quot;:11,&quot;type&quot;:&quot;article-journal&quot;,&quot;container-title&quot;:&quot;Zeitschrift der Gesellschaft für Musiktheorie&quot;,&quot;DOI&quot;:&quot;https://doi.org/10.31751/250&quot;,&quot;issue&quot;:&quot;1-2&quot;,&quot;journalAbbreviation&quot;:&quot;ZGMTH&quot;,&quot;language&quot;:&quot;deutsch&quot;,&quot;page&quot;:&quot;143-158&quot;,&quot;title&quot;:&quot;›Modell‹ und ›Topos‹ in der deutschsprachigen Musiktheorie seit Riemann&quot;,&quot;volume&quot;:&quot;4&quot;,&quot;author&quot;:[{&quot;family&quot;:&quot;Aerts&quot;,&quot;given&quot;:&quot;Hans&quot;}],&quot;issued&quot;:{&quot;date-parts&quot;:[[&quot;2007&quot;]]}},&quot;locator&quot;:&quot;78&quot;}],&quot;schema&quot;:&quot;https://github.com/citation-style-language/schema/raw/master/csl-citation.json&quot;} RNDE6RAtMtIhA"/>Ebd., 78.<text:reference-mark-end text:name="ZOTERO_ITEM CSL_CITATION {&quot;citationID&quot;:&quot;WUfGt3De&quot;,&quot;properties&quot;:{&quot;formattedCitation&quot;:&quot;Ebd., 78.&quot;,&quot;plainCitation&quot;:&quot;Ebd., 78.&quot;,&quot;noteIndex&quot;:2},&quot;citationItems&quot;:[{&quot;id&quot;:11,&quot;uris&quot;:[&quot;http://zotero.org/users/local/z4cOsH8Y/items/B4ERQ95G&quot;],&quot;itemData&quot;:{&quot;id&quot;:11,&quot;type&quot;:&quot;article-journal&quot;,&quot;container-title&quot;:&quot;Zeitschrift der Gesellschaft für Musiktheorie&quot;,&quot;DOI&quot;:&quot;https://doi.org/10.31751/250&quot;,&quot;issue&quot;:&quot;1-2&quot;,&quot;journalAbbreviation&quot;:&quot;ZGMTH&quot;,&quot;language&quot;:&quot;deutsch&quot;,&quot;page&quot;:&quot;143-158&quot;,&quot;title&quot;:&quot;›Modell‹ und ›Topos‹ in der deutschsprachigen Musiktheorie seit Riemann&quot;,&quot;volume&quot;:&quot;4&quot;,&quot;author&quot;:[{&quot;family&quot;:&quot;Aerts&quot;,&quot;given&quot;:&quot;Hans&quot;}],&quot;issued&quot;:{&quot;date-parts&quot;:[[&quot;2007&quot;]]}},&quot;locator&quot;:&quot;78&quot;}],&quot;schema&quot;:&quot;https://github.com/citation-style-language/schema/raw/master/csl-citation.json&quot;} RNDE6RAtMtIhA"/></text:p></text:note-body></text:note> von Riemann<text:note text:id="ftn2" text:note-class="footnote"><text:note-citation>3</text:note-citation><text:note-body><text:p text:style-name="Footnote"><text:reference-mark-start text:name="ZOTERO_ITEM CSL_CITATION {&quot;citationID&quot;:&quot;qFMBDzdo&quot;,&quot;properties&quot;:{&quot;formattedCitation&quot;:&quot;Riemann 1967b, 34.&quot;,&quot;plainCitation&quot;:&quot;Riemann 1967b, 34.&quot;,&quot;noteIndex&quot;:3},&quot;citationItems&quot;:[{&quot;id&quot;:26,&quot;uris&quot;:[&quot;http://zotero.org/users/local/z4cOsH8Y/items/3TYFLEX5&quot;],&quot;itemData&quot;:{&quot;id&quot;:26,&quot;type&quot;:&quot;book&quot;,&quot;event-place&quot;:&quot;Hildesheim&quot;,&quot;note&quot;:&quot;original-date: 1901\noriginal-publisher-place: Leipzig\noriginal-publisher: Breitkopf &amp; Härtel&quot;,&quot;publisher&quot;:&quot;Olms&quot;,&quot;publisher-place&quot;:&quot;Hildesheim&quot;,&quot;title&quot;:&quot;Präludien und Studien III&quot;,&quot;author&quot;:[{&quot;family&quot;:&quot;Riemann&quot;,&quot;given&quot;:&quot;Hugo&quot;}],&quot;issued&quot;:{&quot;date-parts&quot;:[[&quot;1967&quot;]]}},&quot;locator&quot;:&quot;34&quot;}],&quot;schema&quot;:&quot;https://github.com/citation-style-language/schema/raw/master/csl-citation.json&quot;} RNDUqHDtgAYXT"/>Riemann 1967b, 34.<text:reference-mark-end text:name="ZOTERO_ITEM CSL_CITATION {&quot;citationID&quot;:&quot;qFMBDzdo&quot;,&quot;properties&quot;:{&quot;formattedCitation&quot;:&quot;Riemann 1967b, 34.&quot;,&quot;plainCitation&quot;:&quot;Riemann 1967b, 34.&quot;,&quot;noteIndex&quot;:3},&quot;citationItems&quot;:[{&quot;id&quot;:26,&quot;uris&quot;:[&quot;http://zotero.org/users/local/z4cOsH8Y/items/3TYFLEX5&quot;],&quot;itemData&quot;:{&quot;id&quot;:26,&quot;type&quot;:&quot;book&quot;,&quot;event-place&quot;:&quot;Hildesheim&quot;,&quot;note&quot;:&quot;original-date: 1901\noriginal-publisher-place: Leipzig\noriginal-publisher: Breitkopf &amp; Härtel&quot;,&quot;publisher&quot;:&quot;Olms&quot;,&quot;publisher-place&quot;:&quot;Hildesheim&quot;,&quot;title&quot;:&quot;Präludien und Studien III&quot;,&quot;author&quot;:[{&quot;family&quot;:&quot;Riemann&quot;,&quot;given&quot;:&quot;Hugo&quot;}],&quot;issued&quot;:{&quot;date-parts&quot;:[[&quot;1967&quot;]]}},&quot;locator&quot;:&quot;34&quot;}],&quot;schema&quot;:&quot;https://github.com/citation-style-language/schema/raw/master/csl-citation.json&quot;} RNDUqHDtgAYXT"/></text:p></text:note-body></text:note> und wieder Aerts<text:note text:id="ftn3" text:note-class="footnote"><text:note-citation>4</text:note-citation><text:note-body><text:p text:style-name="Footnote"><text:reference-mark-start text:name="ZOTERO_ITEM CSL_CITATION {&quot;citationID&quot;:&quot;dPbzxZjt&quot;,&quot;properties&quot;:{&quot;formattedCitation&quot;:&quot;Ebd., 342.&quot;,&quot;plainCitation&quot;:&quot;Ebd., 342.&quot;,&quot;noteIndex&quot;:4},&quot;citationItems&quot;:[{&quot;id&quot;:11,&quot;uris&quot;:[&quot;http://zotero.org/users/local/z4cOsH8Y/items/B4ERQ95G&quot;],&quot;itemData&quot;:{&quot;id&quot;:11,&quot;type&quot;:&quot;article-journal&quot;,&quot;container-title&quot;:&quot;Zeitschrift der Gesellschaft für Musiktheorie&quot;,&quot;DOI&quot;:&quot;https://doi.org/10.31751/250&quot;,&quot;issue&quot;:&quot;1-2&quot;,&quot;journalAbbreviation&quot;:&quot;ZGMTH&quot;,&quot;language&quot;:&quot;deutsch&quot;,&quot;page&quot;:&quot;143-158&quot;,&quot;title&quot;:&quot;›Modell‹ und ›Topos‹ in der deutschsprachigen Musiktheorie seit Riemann&quot;,&quot;volume&quot;:&quot;4&quot;,&quot;author&quot;:[{&quot;family&quot;:&quot;Aerts&quot;,&quot;given&quot;:&quot;Hans&quot;}],&quot;issued&quot;:{&quot;date-parts&quot;:[[&quot;2007&quot;]]}},&quot;locator&quot;:&quot;342&quot;}],&quot;schema&quot;:&quot;https://github.com/citation-style-language/schema/raw/master/csl-citation.json&quot;} RND1x2PO4zh24"/>Ebd., 342.<text:reference-mark-end text:name="ZOTERO_ITEM CSL_CITATION {&quot;citationID&quot;:&quot;dPbzxZjt&quot;,&quot;properties&quot;:{&quot;formattedCitation&quot;:&quot;Ebd., 342.&quot;,&quot;plainCitation&quot;:&quot;Ebd., 342.&quot;,&quot;noteIndex&quot;:4},&quot;citationItems&quot;:[{&quot;id&quot;:11,&quot;uris&quot;:[&quot;http://zotero.org/users/local/z4cOsH8Y/items/B4ERQ95G&quot;],&quot;itemData&quot;:{&quot;id&quot;:11,&quot;type&quot;:&quot;article-journal&quot;,&quot;container-title&quot;:&quot;Zeitschrift der Gesellschaft für Musiktheorie&quot;,&quot;DOI&quot;:&quot;https://doi.org/10.31751/250&quot;,&quot;issue&quot;:&quot;1-2&quot;,&quot;journalAbbreviation&quot;:&quot;ZGMTH&quot;,&quot;language&quot;:&quot;deutsch&quot;,&quot;page&quot;:&quot;143-158&quot;,&quot;title&quot;:&quot;›Modell‹ und ›Topos‹ in der deutschsprachigen Musiktheorie seit Riemann&quot;,&quot;volume&quot;:&quot;4&quot;,&quot;author&quot;:[{&quot;family&quot;:&quot;Aerts&quot;,&quot;given&quot;:&quot;Hans&quot;}],&quot;issued&quot;:{&quot;date-parts&quot;:[[&quot;2007&quot;]]}},&quot;locator&quot;:&quot;342&quot;}],&quot;schema&quot;:&quot;https://github.com/citation-style-language/schema/raw/master/csl-citation.json&quot;} RND1x2PO4zh24"/></text:p></text:note-body></text:note></text:p>
      <text:p text:style-name="P1"/>
      <text:section text:style-name="Sect1" text:name="ZOTERO_BIBL {&quot;uncited&quot;:[],&quot;omitted&quot;:[],&quot;custom&quot;:[]} CSL_BIBLIOGRAPHY RNDka5rizaVIK">
        <text:p text:style-name="Bibliography_20_1">Aerts, Hans (2007a), „›Modell‹ und ›Topos‹ in der deutschsprachigen Musiktheorie seit Riemann“, in: <text:span text:style-name="T2">Zeitschrift der Gesellschaft für Musiktheorie</text:span> 4/1–2, 143–158. https://doi.org/10.31751/250</text:p>
        <text:p text:style-name="Bibliography_20_1">Riemann, Hugo (1967b), <text:span text:style-name="T2">Präludien und Studien III</text:span> [1901], Hildesheim: Olms.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.5in" fo:margin-right="0in" fo:margin-top="0in" fo:margin-bottom="0.1665in" style:contextual-spacing="false" style:line-height-at-least="0.1665in" fo:text-indent="-0.5in" style:auto-text-indent="false">
        <style:tab-stops/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6:01:02.266585174</meta:creation-date>
    <dc:date>2023-04-26T16:04:56.549895656</dc:date>
    <meta:editing-duration>PT3M55S</meta:editing-duration>
    <meta:editing-cycles>1</meta:editing-cycles>
    <meta:document-statistic meta:table-count="0" meta:image-count="0" meta:object-count="0" meta:page-count="1" meta:paragraph-count="7" meta:word-count="52" meta:character-count="374" meta:non-whitespace-character-count="331"/>
    <meta:generator>LibreOffice/7.5.2.2$MacOSX_X86_64 LibreOffice_project/53bb9681a964705cf672590721dbc85eb4d0c3a2</meta:generator>
    <meta:user-defined meta:name="ZOTERO_PREF_1">&lt;data data-version="3" zotero-version="6.0.23"&gt;&lt;session id="0ntKDD4r"/&gt;&lt;style id="http://www.zotero.org/styles/zgmth" hasBibliography="1" bibliographyStyleHasBeenSet="1"/&gt;&lt;prefs&gt;&lt;pref name="fieldType" value="ReferenceMark"/&gt;&lt;pref name="automaticJournalAbb</meta:user-defined>
    <meta:user-defined meta:name="ZOTERO_PREF_2">reviations" value="true"/&gt;&lt;pref name="noteType" value="1"/&gt;&lt;/prefs&gt;&lt;/data&gt;</meta:user-defined>
  </office:meta>
</office:document-meta>
</file>